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P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gnitive</text:span><text:span text:style-name="T1_2"><text:s/></text:span><text:span text:style-name="T1_3">Analysis</text:span><text:span text:style-name="T1_4"><text:s/></text:span><text:span text:style-name="T1_5">Brainstorm</text:span></text:p>
      <text:p text:style-name="P2"/>
      <text:p text:style-name="P3"><text:span text:style-name="T3_1">People</text:span><text:span text:style-name="T3_2"><text:s/></text:span><text:span text:style-name="T3_3">we</text:span><text:span text:style-name="T3_4"><text:s/></text:span><text:span text:style-name="T3_5">might</text:span><text:span text:style-name="T3_6"><text:s/></text:span><text:span text:style-name="T3_7">want</text:span><text:span text:style-name="T3_8"><text:s/></text:span><text:span text:style-name="T3_9">to</text:span><text:span text:style-name="T3_10"><text:s/></text:span><text:span text:style-name="T3_11">work</text:span><text:span text:style-name="T3_12"><text:s/></text:span><text:span text:style-name="T3_13">with</text:span><text:span text:style-name="T3_14">:</text:span></text:p>
      <text:list text:style-name="LS1" xml:id="list0">
        <text:list-item>
          <text:p text:style-name="P4"><text:span text:style-name="T4_1">Andrew</text:span><text:span text:style-name="T4_2">’</text:span><text:span text:style-name="T4_3">s</text:span><text:span text:style-name="T4_4"><text:s/></text:span><text:span text:style-name="T4_5">Dad</text:span><text:span text:style-name="T4_6"><text:s/>(<text:s/></text:span><text:span text:style-name="T4_7">SE</text:span><text:span text:style-name="T4_8"><text:s/></text:span><text:span text:style-name="T4_9">PM</text:span><text:span text:style-name="T4_10"><text:s/>)</text:span></text:p>
        </text:list-item>
        <text:list-item>
          <text:p text:style-name="P5"><text:span text:style-name="T5_1">LIbrary</text:span><text:span text:style-name="T5_2"><text:s/></text:span><text:span text:style-name="T5_3">manager</text:span></text:p>
        </text:list-item>
      </text:list>
      <text:p text:style-name="P6"/>
      <text:p text:style-name="P7"><text:span text:style-name="T7_1">Andrew</text:span><text:span text:style-name="T7_2"><text:s/></text:span><text:span text:style-name="T7_3">will</text:span><text:span text:style-name="T7_4"><text:s/></text:span><text:span text:style-name="T7_5">talk</text:span><text:span text:style-name="T7_6"><text:s/></text:span><text:span text:style-name="T7_7">to</text:span><text:span text:style-name="T7_8"><text:s/></text:span><text:span text:style-name="T7_9">his</text:span><text:span text:style-name="T7_10"><text:s/></text:span><text:span text:style-name="T7_11">dad</text:span><text:span text:style-name="T7_12"><text:s/></text:span><text:span text:style-name="T7_13">before</text:span><text:span text:style-name="T7_14"><text:s/></text:span><text:span text:style-name="T7_15">Friday</text:span><text:span text:style-name="T7_16"><text:s/></text:span><text:span text:style-name="T7_17">and</text:span><text:span text:style-name="T7_18"><text:s/></text:span><text:span text:style-name="T7_19">let</text:span><text:span text:style-name="T7_20"><text:s/></text:span><text:span text:style-name="T7_21">us</text:span><text:span text:style-name="T7_22"><text:s/></text:span><text:span text:style-name="T7_23">know</text:span><text:span text:style-name="T7_24"><text:s/></text:span><text:span text:style-name="T7_25">if</text:span><text:span text:style-name="T7_26"><text:s/></text:span><text:span text:style-name="T7_27">we</text:span><text:span text:style-name="T7_28"><text:s/></text:span><text:span text:style-name="T7_29">can</text:span><text:span text:style-name="T7_30"><text:s/></text:span><text:span text:style-name="T7_31">work</text:span><text:span text:style-name="T7_32"><text:s/></text:span><text:span text:style-name="T7_33">with</text:span><text:span text:style-name="T7_34"><text:s/></text:span><text:span text:style-name="T7_35">him</text:span><text:span text:style-name="T7_36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